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font-style="italic" style:font-style-asian="italic" style:font-style-complex="italic"/>
    </style:style>
    <style:style style:name="P3" style:parent-style-name="Standard" style:family="paragraph">
      <style:text-properties fo:font-style="italic" style:font-style-asian="italic" style:font-style-complex="italic"/>
    </style:style>
    <style:style style:name="P4" style:parent-style-name="Normal" style:family="paragraph">
      <style:paragraph-properties fo:widows="2" fo:orphans="2" style:vertical-align="auto" style:line-height-at-least="0.1979in" fo:background-color="#292A2B"/>
      <style:text-properties fo:hyphenate="true"/>
    </style:style>
    <style:style style:name="T5"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7"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9" style:parent-style-name="Normal" style:family="paragraph">
      <style:paragraph-properties fo:widows="2" fo:orphans="2" style:vertical-align="auto" style:line-height-at-least="0.1979in" fo:background-color="#292A2B"/>
      <style:text-properties fo:hyphenate="true"/>
    </style:style>
    <style:style style:name="T10"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2"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1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4" style:parent-style-name="NormalWeb" style:family="paragraph">
      <style:text-properties fo:color="#000000" fo:font-size="13.5pt" style:font-size-asian="13.5pt" style:font-size-complex="13.5pt"/>
    </style:style>
    <style:style style:name="P15" style:parent-style-name="NormalWeb" style:family="paragraph">
      <style:text-properties fo:color="#000000" fo:font-size="13.5pt" style:font-size-asian="13.5pt" style:font-size-complex="13.5pt"/>
    </style:style>
    <style:style style:name="P16" style:parent-style-name="Standard" style:family="paragraph">
      <style:text-properties fo:font-style="italic" style:font-style-asian="italic" style:font-style-complex="italic"/>
    </style:style>
    <style:style style:name="P17" style:parent-style-name="Normal" style:family="paragraph">
      <style:paragraph-properties fo:widows="2" fo:orphans="2" style:vertical-align="auto" style:line-height-at-least="0.1979in" fo:background-color="#292A2B"/>
      <style:text-properties fo:hyphenate="true"/>
    </style:style>
    <style:style style:name="T18"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0"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2" style:parent-style-name="Normal" style:family="paragraph">
      <style:paragraph-properties fo:widows="2" fo:orphans="2" style:vertical-align="auto" style:line-height-at-least="0.1979in" fo:background-color="#292A2B"/>
      <style:text-properties fo:hyphenate="true"/>
    </style:style>
    <style:style style:name="T2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4"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6"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8" style:parent-style-name="Normal" style:family="paragraph">
      <style:paragraph-properties fo:widows="2" fo:orphans="2" style:vertical-align="auto" style:line-height-at-least="0.1979in" fo:background-color="#292A2B"/>
      <style:text-properties fo:hyphenate="true"/>
    </style:style>
    <style:style style:name="T2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30"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3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32"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3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34" style:parent-style-name="Normal" style:family="paragraph">
      <style:paragraph-properties fo:widows="2" fo:orphans="2" style:vertical-align="auto" style:line-height-at-least="0.1979in" fo:background-color="#292A2B"/>
      <style:text-properties fo:hyphenate="true"/>
    </style:style>
    <style:style style:name="T3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36"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3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38"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3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40"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41" style:parent-style-name="Normal" style:family="paragraph">
      <style:paragraph-properties fo:widows="2" fo:orphans="2" style:vertical-align="auto" style:line-height-at-least="0.1979in" fo:background-color="#292A2B"/>
      <style:text-properties fo:hyphenate="true"/>
    </style:style>
    <style:style style:name="T4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43"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4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45"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4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47"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4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49" style:parent-style-name="Standard" style:family="paragraph">
      <style:text-properties fo:font-style="italic" style:font-style-asian="italic" style:font-style-complex="italic"/>
    </style:style>
    <style:style style:name="P50" style:parent-style-name="Normal" style:family="paragraph">
      <style:paragraph-properties fo:widows="2" fo:orphans="2" style:vertical-align="auto" style:line-height-at-least="0.1979in" fo:background-color="#292A2B"/>
      <style:text-properties fo:hyphenate="true"/>
    </style:style>
    <style:style style:name="T51"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5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53"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5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55" style:parent-style-name="Normal" style:family="paragraph">
      <style:paragraph-properties fo:widows="2" fo:orphans="2" style:vertical-align="auto" style:line-height-at-least="0.1979in" fo:background-color="#292A2B"/>
      <style:text-properties fo:hyphenate="true"/>
    </style:style>
    <style:style style:name="T5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57" style:parent-style-name="Fuentedepárrafopredeter." style:family="text">
      <style:text-properties style:font-name="Consolas" style:font-name-asian="Times New Roman" style:font-name-complex="Times New Roman" fo:color="#FF75B5" style:letter-kerning="false" fo:font-size="10.5pt" style:font-size-asian="10.5pt" style:font-size-complex="10.5pt" style:language-asian="es" style:country-asian="ES" style:language-complex="ar" style:country-complex="SA"/>
    </style:style>
    <style:style style:name="T5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59" style:parent-style-name="Fuentedepárrafopredeter." style:family="text">
      <style:text-properties style:font-name="Consolas" style:font-name-asian="Times New Roman" style:font-name-complex="Times New Roman" fo:color="#FFCC95" style:letter-kerning="false" fo:font-size="10.5pt" style:font-size-asian="10.5pt" style:font-size-complex="10.5pt" style:language-asian="es" style:country-asian="ES" style:language-complex="ar" style:country-complex="SA"/>
    </style:style>
    <style:style style:name="T6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61"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6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63" style:parent-style-name="Fuentedepárrafopredeter." style:family="text">
      <style:text-properties style:font-name="Consolas" style:font-name-asian="Times New Roman" style:font-name-complex="Times New Roman" fo:color="#FFCC95" style:letter-kerning="false" fo:font-size="10.5pt" style:font-size-asian="10.5pt" style:font-size-complex="10.5pt" style:language-asian="es" style:country-asian="ES" style:language-complex="ar" style:country-complex="SA"/>
    </style:style>
    <style:style style:name="T6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65"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6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67"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6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69"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7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71"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7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73"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74" style:parent-style-name="Standard" style:family="paragraph">
      <style:text-properties fo:font-style="italic" style:font-style-asian="italic" style:font-style-complex="italic"/>
    </style:style>
    <style:style style:name="P75" style:parent-style-name="Normal" style:family="paragraph">
      <style:paragraph-properties fo:widows="2" fo:orphans="2" style:vertical-align="auto" style:line-height-at-least="0.1979in" fo:background-color="#292A2B"/>
      <style:text-properties fo:hyphenate="true"/>
    </style:style>
    <style:style style:name="T76"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7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78"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7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80" style:parent-style-name="Normal" style:family="paragraph">
      <style:paragraph-properties fo:widows="2" fo:orphans="2" style:vertical-align="auto" style:line-height-at-least="0.1979in" fo:background-color="#292A2B"/>
      <style:text-properties fo:hyphenate="true"/>
    </style:style>
    <style:style style:name="T81"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8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83"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8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85" style:parent-style-name="Normal" style:family="paragraph">
      <style:paragraph-properties fo:widows="2" fo:orphans="2" style:vertical-align="auto" style:line-height-at-least="0.1979in" fo:background-color="#292A2B"/>
      <style:text-properties fo:hyphenate="true"/>
    </style:style>
    <style:style style:name="T86"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8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88"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8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90" style:parent-style-name="Normal" style:family="paragraph">
      <style:paragraph-properties fo:widows="2" fo:orphans="2" style:vertical-align="auto" style:line-height-at-least="0.1979in" fo:background-color="#292A2B"/>
      <style:text-properties fo:hyphenate="true"/>
    </style:style>
    <style:style style:name="T91"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9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93"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9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95" style:parent-style-name="Normal" style:family="paragraph">
      <style:paragraph-properties fo:widows="2" fo:orphans="2" style:vertical-align="auto" style:line-height-at-least="0.1979in" fo:background-color="#292A2B"/>
      <style:text-properties fo:hyphenate="true"/>
    </style:style>
    <style:style style:name="T9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97"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9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99"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10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01" style:parent-style-name="Standard" style:family="paragraph">
      <style:text-properties fo:font-style="italic" style:font-style-asian="italic" style:font-style-complex="italic"/>
    </style:style>
    <style:style style:name="P102" style:parent-style-name="Normal" style:family="paragraph">
      <style:paragraph-properties fo:widows="2" fo:orphans="2" style:vertical-align="auto" style:line-height-at-least="0.1979in" fo:background-color="#292A2B"/>
      <style:text-properties fo:hyphenate="true"/>
    </style:style>
    <style:style style:name="T103"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0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05"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0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07"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0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09"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1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11"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1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13"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1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15"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116" style:parent-style-name="Normal" style:family="paragraph">
      <style:paragraph-properties fo:widows="2" fo:orphans="2" style:vertical-align="auto" style:line-height-at-least="0.1979in" fo:background-color="#292A2B"/>
      <style:text-properties fo:hyphenate="true"/>
    </style:style>
    <style:style style:name="T11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18"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1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20"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12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22" style:parent-style-name="Fuentedepárrafopredeter." style:family="text">
      <style:text-properties fo:font-style="italic" style:font-style-asian="italic" style:font-style-complex="italic"/>
    </style:style>
    <style:style style:name="P123" style:parent-style-name="Normal" style:family="paragraph">
      <style:paragraph-properties fo:widows="2" fo:orphans="2" style:vertical-align="auto" style:line-height-at-least="0.1979in" fo:background-color="#292A2B"/>
      <style:text-properties fo:hyphenate="true"/>
    </style:style>
    <style:style style:name="T124"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2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26"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2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28" style:parent-style-name="Normal" style:family="paragraph">
      <style:paragraph-properties fo:widows="2" fo:orphans="2" style:vertical-align="auto" style:line-height-at-least="0.1979in" fo:background-color="#292A2B"/>
      <style:text-properties fo:hyphenate="true"/>
    </style:style>
    <style:style style:name="T12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30"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13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32" style:parent-style-name="Normal" style:family="paragraph">
      <style:paragraph-properties fo:widows="2" fo:orphans="2" style:vertical-align="auto" style:line-height-at-least="0.1979in" fo:background-color="#292A2B"/>
      <style:text-properties fo:hyphenate="true"/>
    </style:style>
    <style:style style:name="T13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34"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13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36" style:parent-style-name="Normal" style:family="paragraph">
      <style:paragraph-properties fo:widows="2" fo:orphans="2" style:vertical-align="auto" style:line-height-at-least="0.1979in" fo:background-color="#292A2B"/>
      <style:text-properties fo:hyphenate="true"/>
    </style:style>
    <style:style style:name="T13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38"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13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40" style:parent-style-name="Normal" style:family="paragraph">
      <style:paragraph-properties fo:widows="2" fo:orphans="2" style:vertical-align="auto" style:line-height-at-least="0.1979in" fo:background-color="#292A2B"/>
      <style:text-properties fo:hyphenate="true"/>
    </style:style>
    <style:style style:name="T14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42"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14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44"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4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46"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147" style:parent-style-name="Normal" style:family="paragraph">
      <style:paragraph-properties fo:widows="2" fo:orphans="2" style:vertical-align="auto" style:line-height-at-least="0.1979in" fo:background-color="#292A2B"/>
      <style:text-properties fo:hyphenate="true"/>
    </style:style>
    <style:style style:name="T14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49"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5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5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52"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5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54"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15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56"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5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58" style:parent-style-name="Normal" style:family="paragraph">
      <style:paragraph-properties fo:widows="2" fo:orphans="2" style:vertical-align="auto" style:line-height-at-least="0.1979in" fo:background-color="#292A2B"/>
      <style:text-properties fo:hyphenate="true"/>
    </style:style>
    <style:style style:name="T15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60" style:parent-style-name="Fuentedepárrafopredeter." style:family="text">
      <style:text-properties style:font-name="Consolas" style:font-name-asian="Times New Roman" style:font-name-complex="Times New Roman" fo:color="#FF75B5" style:letter-kerning="false" fo:font-size="10.5pt" style:font-size-asian="10.5pt" style:font-size-complex="10.5pt" style:language-asian="es" style:country-asian="ES" style:language-complex="ar" style:country-complex="SA"/>
    </style:style>
    <style:style style:name="T16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62"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163"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164" style:parent-style-name="Normal" style:family="paragraph">
      <style:paragraph-properties fo:widows="2" fo:orphans="2" style:vertical-align="auto" style:line-height-at-least="0.1979in" fo:background-color="#292A2B"/>
      <style:text-properties fo:hyphenate="true"/>
    </style:style>
    <style:style style:name="T165"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6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67"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16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69" style:parent-style-name="Normal" style:family="paragraph">
      <style:paragraph-properties fo:widows="2" fo:orphans="2" style:vertical-align="auto" style:line-height-at-least="0.1979in" fo:background-color="#292A2B"/>
      <style:text-properties fo:hyphenate="true"/>
    </style:style>
    <style:style style:name="T170"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17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72"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17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74" style:parent-style-name="Fuentedepárrafopredeter." style:family="text">
      <style:text-properties style:font-name="Consolas" style:font-name-asian="Times New Roman" style:font-name-complex="Times New Roman" fo:color="#BBBBBB" style:letter-kerning="false" fo:font-size="10.5pt" style:font-size-asian="10.5pt" style:font-size-complex="10.5pt" style:language-asian="es" style:country-asian="ES" style:language-complex="ar" style:country-complex="SA"/>
    </style:style>
    <style:style style:name="T17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76" style:parent-style-name="Fuentedepárrafopredeter." style:family="text">
      <style:text-properties style:font-name="Consolas" style:font-name-asian="Times New Roman" style:font-name-complex="Times New Roman" fo:color="#BBBBBB" style:letter-kerning="false" fo:font-size="10.5pt" style:font-size-asian="10.5pt" style:font-size-complex="10.5pt" style:language-asian="es" style:country-asian="ES" style:language-complex="ar" style:country-complex="SA"/>
    </style:style>
    <style:style style:name="T17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78" style:parent-style-name="Fuentedepárrafopredeter." style:family="text">
      <style:text-properties style:font-name="Consolas" style:font-name-asian="Times New Roman" style:font-name-complex="Times New Roman" fo:color="#BBBBBB" style:letter-kerning="false" fo:font-size="10.5pt" style:font-size-asian="10.5pt" style:font-size-complex="10.5pt" style:language-asian="es" style:country-asian="ES" style:language-complex="ar" style:country-complex="SA"/>
    </style:style>
    <style:style style:name="T17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80" style:parent-style-name="Fuentedepárrafopredeter." style:family="text">
      <style:text-properties style:font-name="Consolas" style:font-name-asian="Times New Roman" style:font-name-complex="Times New Roman" fo:color="#BBBBBB" style:letter-kerning="false" fo:font-size="10.5pt" style:font-size-asian="10.5pt" style:font-size-complex="10.5pt" style:language-asian="es" style:country-asian="ES" style:language-complex="ar" style:country-complex="SA"/>
    </style:style>
    <style:style style:name="T18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82" style:parent-style-name="Fuentedepárrafopredeter." style:family="text">
      <style:text-properties style:font-name="Consolas" style:font-name-asian="Times New Roman" style:font-name-complex="Times New Roman" fo:color="#BBBBBB" style:letter-kerning="false" fo:font-size="10.5pt" style:font-size-asian="10.5pt" style:font-size-complex="10.5pt" style:language-asian="es" style:country-asian="ES" style:language-complex="ar" style:country-complex="SA"/>
    </style:style>
    <style:style style:name="T18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84" style:parent-style-name="Normal" style:family="paragraph">
      <style:paragraph-properties fo:widows="2" fo:orphans="2" style:vertical-align="auto" style:line-height-at-least="0.1979in" fo:background-color="#292A2B"/>
      <style:text-properties fo:hyphenate="true"/>
    </style:style>
    <style:style style:name="T18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86"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8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88" style:parent-style-name="Normal" style:family="paragraph">
      <style:paragraph-properties fo:widows="2" fo:orphans="2" style:vertical-align="auto" style:line-height-at-least="0.1979in" fo:background-color="#292A2B"/>
      <style:text-properties fo:hyphenate="true"/>
    </style:style>
    <style:style style:name="T18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90"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9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92" style:parent-style-name="Normal" style:family="paragraph">
      <style:paragraph-properties fo:widows="2" fo:orphans="2" style:vertical-align="auto" style:line-height-at-least="0.1979in" fo:background-color="#292A2B"/>
      <style:text-properties fo:hyphenate="true"/>
    </style:style>
    <style:style style:name="T19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94"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9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196" style:parent-style-name="Normal" style:family="paragraph">
      <style:paragraph-properties fo:widows="2" fo:orphans="2" style:vertical-align="auto" style:line-height-at-least="0.1979in" fo:background-color="#292A2B"/>
      <style:text-properties fo:hyphenate="true"/>
    </style:style>
    <style:style style:name="T19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198"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19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00" style:parent-style-name="Normal" style:family="paragraph">
      <style:paragraph-properties fo:widows="2" fo:orphans="2" style:vertical-align="auto" style:line-height-at-least="0.1979in" fo:background-color="#292A2B"/>
      <style:text-properties fo:hyphenate="true"/>
    </style:style>
    <style:style style:name="T20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02" style:parent-style-name="Fuentedepárrafopredeter." style:family="text">
      <style:text-properties style:font-name="Consolas" style:font-name-asian="Times New Roman" style:font-name-complex="Times New Roman" fo:color="#FFCC95" style:letter-kerning="false" fo:font-size="10.5pt" style:font-size-asian="10.5pt" style:font-size-complex="10.5pt" style:language-asian="es" style:country-asian="ES" style:language-complex="ar" style:country-complex="SA"/>
    </style:style>
    <style:style style:name="T20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04" style:parent-style-name="Fuentedepárrafopredeter." style:family="text">
      <style:text-properties style:font-name="Consolas" style:font-name-asian="Times New Roman" style:font-name-complex="Times New Roman" fo:color="#FFCC95" style:letter-kerning="false" fo:font-size="10.5pt" style:font-size-asian="10.5pt" style:font-size-complex="10.5pt" style:language-asian="es" style:country-asian="ES" style:language-complex="ar" style:country-complex="SA"/>
    </style:style>
    <style:style style:name="T20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06"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20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08"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09"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10"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211"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12" style:parent-style-name="Fuentedepárrafopredeter." style:family="text">
      <style:text-properties style:font-name="Consolas" style:font-name-asian="Times New Roman" style:font-name-complex="Times New Roman" fo:color="#19F9D8" style:letter-kerning="false" fo:font-size="10.5pt" style:font-size-asian="10.5pt" style:font-size-complex="10.5pt" style:language-asian="es" style:country-asian="ES" style:language-complex="ar" style:country-complex="SA"/>
    </style:style>
    <style:style style:name="T213"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14"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215"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16"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217"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18"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219" style:parent-style-name="Standard" style:family="paragraph">
      <style:text-properties fo:font-style="italic" style:font-style-asian="italic" style:font-style-complex="italic"/>
    </style:style>
    <style:style style:name="P220" style:parent-style-name="Normal" style:family="paragraph">
      <style:paragraph-properties fo:widows="2" fo:orphans="2" style:vertical-align="auto" style:line-height-at-least="0.1979in" fo:background-color="#292A2B"/>
      <style:text-properties fo:hyphenate="true"/>
    </style:style>
    <style:style style:name="T221"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2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23"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22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25" style:parent-style-name="Normal" style:family="paragraph">
      <style:paragraph-properties fo:widows="2" fo:orphans="2" style:vertical-align="auto" style:line-height-at-least="0.1979in" fo:background-color="#292A2B"/>
      <style:text-properties fo:hyphenate="true"/>
    </style:style>
    <style:style style:name="T22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27"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2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29" style:parent-style-name="Normal" style:family="paragraph">
      <style:paragraph-properties fo:widows="2" fo:orphans="2" style:vertical-align="auto" style:line-height-at-least="0.1979in" fo:background-color="#292A2B"/>
      <style:text-properties fo:hyphenate="true"/>
    </style:style>
    <style:style style:name="T23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31"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232"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33"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3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35" style:parent-style-name="Normal" style:family="paragraph">
      <style:paragraph-properties fo:widows="2" fo:orphans="2" style:vertical-align="auto" style:line-height-at-least="0.1979in" fo:background-color="#292A2B"/>
      <style:text-properties fo:hyphenate="true"/>
    </style:style>
    <style:style style:name="T23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37" style:parent-style-name="Fuentedepárrafopredeter." style:family="text">
      <style:text-properties style:font-name="Consolas" style:font-name-asian="Times New Roman" style:font-name-complex="Times New Roman" fo:color="#FF75B5" style:letter-kerning="false" fo:font-size="10.5pt" style:font-size-asian="10.5pt" style:font-size-complex="10.5pt" style:language-asian="es" style:country-asian="ES" style:language-complex="ar" style:country-complex="SA"/>
    </style:style>
    <style:style style:name="T23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39" style:parent-style-name="Fuentedepárrafopredeter." style:family="text">
      <style:text-properties style:font-name="Consolas" style:font-name-asian="Times New Roman" style:font-name-complex="Times New Roman" fo:color="#FF9AC1" style:letter-kerning="false" fo:font-size="10.5pt" style:font-size-asian="10.5pt" style:font-size-complex="10.5pt" style:language-asian="es" style:country-asian="ES" style:language-complex="ar" style:country-complex="SA"/>
    </style:style>
    <style:style style:name="T24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41"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242" style:parent-style-name="Normal" style:family="paragraph">
      <style:paragraph-properties fo:widows="2" fo:orphans="2" style:vertical-align="auto" style:line-height-at-least="0.1979in" fo:background-color="#292A2B"/>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P243" style:parent-style-name="Normal" style:family="paragraph">
      <style:paragraph-properties fo:widows="2" fo:orphans="2" style:vertical-align="auto" style:line-height-at-least="0.1979in" fo:background-color="#292A2B"/>
      <style:text-properties fo:hyphenate="true"/>
    </style:style>
    <style:style style:name="T244"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45" style:parent-style-name="Fuentedepárrafopredeter." style:family="text">
      <style:text-properties style:font-name="Consolas" style:font-name-asian="Times New Roman" style:font-name-complex="Times New Roman" fo:color="#FFB86C" style:letter-kerning="false" fo:font-size="10.5pt" style:font-size-asian="10.5pt" style:font-size-complex="10.5pt" style:language-asian="es" style:country-asian="ES" style:language-complex="ar" style:country-complex="SA"/>
    </style:style>
    <style:style style:name="T246"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47" style:parent-style-name="Fuentedepárrafopredeter." style:family="text">
      <style:text-properties style:font-name="Consolas" style:font-name-asian="Times New Roman" style:font-name-complex="Times New Roman" fo:color="#FFCC95" style:letter-kerning="false" fo:font-size="10.5pt" style:font-size-asian="10.5pt" style:font-size-complex="10.5pt" style:language-asian="es" style:country-asian="ES" style:language-complex="ar" style:country-complex="SA"/>
    </style:style>
    <style:style style:name="T248"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T249" style:parent-style-name="Fuentedepárrafopredeter." style:family="text">
      <style:text-properties style:font-name="Consolas" style:font-name-asian="Times New Roman" style:font-name-complex="Times New Roman" fo:color="#6FC1FF" style:letter-kerning="false" fo:font-size="10.5pt" style:font-size-asian="10.5pt" style:font-size-complex="10.5pt" style:language-asian="es" style:country-asian="ES" style:language-complex="ar" style:country-complex="SA"/>
    </style:style>
    <style:style style:name="T250" style:parent-style-name="Fuentedepárrafopredeter." style:family="text">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style:style>
    <style:style style:name="P251" style:parent-style-name="Normal" style:family="paragraph">
      <style:paragraph-properties fo:break-before="page"/>
      <style:text-properties style:font-name="Consolas" style:font-name-asian="Times New Roman" style:font-name-complex="Times New Roman" fo:color="#E6E6E6" style:letter-kerning="false" fo:font-size="10.5pt" style:font-size-asian="10.5pt" style:font-size-complex="10.5pt" style:language-asian="es" style:country-asian="ES" style:language-complex="ar" style:country-complex="SA" fo:hyphenate="true"/>
    </style:style>
    <style:style style:name="T252" style:parent-style-name="Fuentedepárrafopredeter." style:family="text">
      <style:text-properties fo:font-style="italic" style:font-style-asian="italic" style:font-style-complex="italic"/>
    </style:style>
  </office:automatic-styles>
  <office:body>
    <office:text text:use-soft-page-breaks="true">
      <text:p text:style-name="P1">(<text:span text:style-name="T2">archivo “repasoUd4.html”</text:span>)</text:p>
      <text:p text:style-name="P3">ENCODE/DECODE</text:p>
      <text:p text:style-name="Standard">Para poder leer una URI y poder interpretarla, es necesario convertir sus caracteres especiales. Lo haremos con encodeURI que transformará toda la dirección.</text:p>
      <text:p text:style-name="Standard">Si solo queremos transformar la<text:s/>petición usaremos decodeURI</text:p>
      <text:p text:style-name="P4"><text:span text:style-name="T5">let</text:span><text:span text:style-name="T6"><text:s/>encoded =<text:s/></text:span><text:span text:style-name="T7">encodeURI</text:span><text:span text:style-name="T8">(uri);</text:span></text:p>
      <text:p text:style-name="P9"><text:span text:style-name="T10">let</text:span><text:span text:style-name="T11"><text:s/>decoded =<text:s/></text:span><text:span text:style-name="T12">decodeURI</text:span><text:span text:style-name="T13">(encoded);</text:span></text:p>
      <text:p text:style-name="P14">Encoded URI:<text:line-break/>my%20test.asp?name=st%C3%A5le&amp;car=saab</text:p>
      <text:p text:style-name="P15">Decoded URI:<text:line-break/>my test.asp?name=ståle&amp;car=saab</text:p>
      <text:p text:style-name="Standard"/>
      <text:p text:style-name="Standard"/>
      <text:p text:style-name="P16">METODO EVAL</text:p>
      <text:p text:style-name="Standard">Evalua el valor de una variable de tipo string y realiza la operación lógica de dos numeros</text:p>
      <text:p text:style-name="P17"><text:span text:style-name="T18">let</text:span><text:span text:style-name="T19"><text:s/>x =<text:s/></text:span><text:span text:style-name="T20">10</text:span><text:span text:style-name="T21">;</text:span></text:p>
      <text:p text:style-name="P22"><text:span text:style-name="T23">       <text:s/></text:span><text:span text:style-name="T24">let</text:span><text:span text:style-name="T25"><text:s/>y =<text:s/></text:span><text:span text:style-name="T26">20</text:span><text:span text:style-name="T27">;</text:span></text:p>
      <text:p text:style-name="P28"><text:span text:style-name="T29">       <text:s/></text:span><text:span text:style-name="T30">let</text:span><text:span text:style-name="T31"><text:s/>text =<text:s/></text:span><text:span text:style-name="T32">"x * y"</text:span><text:span text:style-name="T33">;</text:span></text:p>
      <text:p text:style-name="P34"><text:span text:style-name="T35">       <text:s/></text:span><text:span text:style-name="T36">let</text:span><text:span text:style-name="T37"><text:s/>result =<text:s/></text:span><text:span text:style-name="T38">eval</text:span><text:span text:style-name="T39">(text);</text:span></text:p>
      <text:p text:style-name="P40"/>
      <text:p text:style-name="P41"><text:span text:style-name="T42">       <text:s/></text:span><text:span text:style-name="T43">document</text:span><text:span text:style-name="T44">.</text:span><text:span text:style-name="T45">getElementById</text:span><text:span text:style-name="T46">(</text:span><text:span text:style-name="T47">"eval"</text:span><text:span text:style-name="T48">).innerHTML = result;</text:span></text:p>
      <text:p text:style-name="Standard"/>
      <text:p text:style-name="Standard"/>
      <text:p text:style-name="Standard"/>
      <text:p text:style-name="P49">FUNCIONES</text:p>
      <text:p text:style-name="Standard">Una función es una manera de optimizar<text:s/>código pudiendo reutilizarlo.<text:s/></text:p>
      <text:p text:style-name="Standard">Existen las funciones recursivas que se llaman a sí misma y las funciones anónimas las cuales son volcadas en una variable. Las propiedades se llaman sin paréntesis.</text:p>
      <text:p text:style-name="Standard"/>
      <text:p text:style-name="Standard">En las funciones la posición de declaración en principio tendría que dar igual.</text:p>
      <text:p text:style-name="Standard">Las funciones definidas por el usuario serán las programadas por el mismo para realizar ciertas acciones.</text:p>
      <text:p text:style-name="P50"><text:span text:style-name="T51">function</text:span><text:span text:style-name="T52"><text:s/></text:span><text:span text:style-name="T53">generarRandom</text:span><text:span text:style-name="T54">() {</text:span></text:p>
      <text:p text:style-name="P55"><text:span text:style-name="T56">           <text:s/></text:span><text:span text:style-name="T57">return</text:span><text:span text:style-name="T58"><text:s/></text:span><text:span text:style-name="T59">Math</text:span><text:span text:style-name="T60">.</text:span><text:span text:style-name="T61">floor</text:span><text:span text:style-name="T62">(</text:span><text:span text:style-name="T63">Math</text:span><text:span text:style-name="T64">.</text:span><text:span text:style-name="T65">random</text:span><text:span text:style-name="T66">() * (</text:span><text:span text:style-name="T67">10</text:span><text:span text:style-name="T68"><text:s/>-<text:s/></text:span><text:span text:style-name="T69">1</text:span><text:span text:style-name="T70">) +<text:s/></text:span><text:span text:style-name="T71">1</text:span><text:span text:style-name="T72">);</text:span></text:p>
      <text:p text:style-name="P73">        }</text:p>
      <text:p text:style-name="Standard"/>
      <text:p text:style-name="Standard">Var tiene ámbito<text:s/>global.</text:p>
      <text:p text:style-name="Standard">Let y const tienen ámbito de bloque.</text:p>
      <text:p text:style-name="Standard"/>
      <text:p text:style-name="Standard"/>
      <text:p text:style-name="P74">ARRAYS</text:p>
      <text:p text:style-name="Standard">Estructura diseñada para guardar todo tipo de datos, su índice empezará en 0.</text:p>
      <text:p text:style-name="Standard">Su declaración es:</text:p>
      <text:p text:style-name="P75"><text:span text:style-name="T76">const</text:span><text:span text:style-name="T77"><text:s/></text:span><text:span text:style-name="T78">myArray</text:span><text:span text:style-name="T79"><text:s/>= [];</text:span></text:p>
      <text:p text:style-name="Standard"/>
      <text:p text:style-name="Standard">Para añadir un elemento al mismo:</text:p>
      <text:p text:style-name="P80"><text:span text:style-name="T81">myArray</text:span><text:span text:style-name="T82">.</text:span><text:span text:style-name="T83">push</text:span><text:span text:style-name="T84">(4)</text:span></text:p>
      <text:p text:style-name="Standard"/>
      <text:p text:style-name="Standard">Para eliminar el último<text:s/>elemento:</text:p>
      <text:p text:style-name="P85"><text:span text:style-name="T86">colores</text:span><text:span text:style-name="T87">.</text:span><text:span text:style-name="T88">pop</text:span><text:span text:style-name="T89">()</text:span></text:p>
      <text:p text:style-name="Standard"/>
      <text:p text:style-name="Standard">Existen los arrays asociativos que consisten en cambiar el índice por un string para que su identificación sea mas fácil, se ha de tener en cuenta que en los array asociativos hay métodos que no funcionarán.</text:p>
      <text:p text:style-name="P90"><text:span text:style-name="T91">const</text:span><text:span text:style-name="T92"><text:s/></text:span><text:span text:style-name="T93">asociativo</text:span><text:span text:style-name="T94"><text:s/>= [];</text:span></text:p>
      <text:p text:style-name="P95"><text:span text:style-name="T96">        asociativo[</text:span><text:span text:style-name="T97">'rojo'</text:span><text:span text:style-name="T98">] =<text:s/></text:span><text:span text:style-name="T99">'#123'</text:span><text:span text:style-name="T100">;</text:span></text:p>
      <text:p text:style-name="Standard"/>
      <text:p text:style-name="P101">FOREACH</text:p>
      <text:p text:style-name="Standard">Es la manera rápida de recorrer un array.</text:p>
      <text:p text:style-name="P102"><text:span text:style-name="T103">const</text:span><text:span text:style-name="T104"><text:s/></text:span><text:span text:style-name="T105">numerosARRAY</text:span><text:span text:style-name="T106"><text:s/>= [</text:span><text:span text:style-name="T107">5</text:span><text:span text:style-name="T108">,<text:s/></text:span><text:span text:style-name="T109">8</text:span><text:span text:style-name="T110">,<text:s/></text:span><text:span text:style-name="T111">15</text:span><text:span text:style-name="T112">,<text:s/></text:span><text:span text:style-name="T113">9</text:span><text:span text:style-name="T114">];</text:span></text:p>
      <text:p text:style-name="P115">       <text:s/></text:p>
      <text:p text:style-name="P116"><text:span text:style-name="T117">       <text:s/></text:span><text:span text:style-name="T118">numerosARRAY</text:span><text:span text:style-name="T119">.</text:span><text:span text:style-name="T120">forEach</text:span><text:span text:style-name="T121">(funcionSuma);</text:span></text:p>
      <text:p text:style-name="Standard"/>
      <text:p text:style-name="Standard"><text:span text:style-name="T122">OBJETOS</text:span></text:p>
      <text:p text:style-name="Standard"/>
      <text:p text:style-name="Standard">Se trata de modelar la programacion hacia los objetos. Un objeto<text:s/>esta compuesto por las propiedades y los métodos. La manera de declararlos:</text:p>
      <text:p text:style-name="P123"><text:span text:style-name="T124">const</text:span><text:span text:style-name="T125"><text:s/></text:span><text:span text:style-name="T126">persona</text:span><text:span text:style-name="T127"><text:s/>= {</text:span></text:p>
      <text:p text:style-name="P128"><text:span text:style-name="T129">            nombre:<text:s/></text:span><text:span text:style-name="T130">"Joaquin"</text:span><text:span text:style-name="T131">,</text:span></text:p>
      <text:p text:style-name="P132"><text:span text:style-name="T133">            apellido:<text:s/></text:span><text:span text:style-name="T134">"Garcia"</text:span><text:span text:style-name="T135">,</text:span></text:p>
      <text:p text:style-name="P136"><text:span text:style-name="T137">            edad:<text:s/></text:span><text:span text:style-name="T138">"27"</text:span><text:span text:style-name="T139">,</text:span></text:p>
      <text:p text:style-name="P140"><text:span text:style-name="T141">           <text:s/></text:span><text:span text:style-name="T142">getNombreCompleto</text:span><text:span text:style-name="T143">:<text:s/></text:span><text:span text:style-name="T144">function</text:span><text:span text:style-name="T145"><text:s/>() {</text:span></text:p>
      <text:p text:style-name="P146"/>
      <text:p text:style-name="P147"><text:span text:style-name="T148">               <text:s/></text:span><text:span text:style-name="T149">var</text:span><text:span text:style-name="T150"><text:s/></text:span><text:span text:style-name="T151">nombreCompleto =<text:s/></text:span><text:span text:style-name="T152">this</text:span><text:span text:style-name="T153">.nombre +<text:s/></text:span><text:span text:style-name="T154">" "</text:span><text:span text:style-name="T155"><text:s/>+<text:s/></text:span><text:span text:style-name="T156">this</text:span><text:span text:style-name="T157">.apellido;</text:span></text:p>
      <text:p text:style-name="P158"><text:span text:style-name="T159">               <text:s/></text:span><text:span text:style-name="T160">return</text:span><text:span text:style-name="T161"><text:s/>nombreCompleto;</text:span></text:p>
      <text:p text:style-name="P162">            }</text:p>
      <text:p text:style-name="P163">        };</text:p>
      <text:p text:style-name="Standard">Para acceder a los valores de los atributos o propiedades:</text:p>
      <text:p text:style-name="P164"><text:span text:style-name="T165">persona</text:span><text:span text:style-name="T166">.</text:span><text:span text:style-name="T167">getNombreCompleto</text:span><text:span text:style-name="T168">()</text:span></text:p>
      <text:p text:style-name="Standard"/>
      <text:p text:style-name="Standard">Los prototipos en los objetos consisten en<text:s/>definir el valor del atributo mediante el parámetros en su declaración:</text:p>
      <text:p text:style-name="P169"><text:span text:style-name="T170">function</text:span><text:span text:style-name="T171"><text:s/></text:span><text:span text:style-name="T172">persona</text:span><text:span text:style-name="T173">(</text:span><text:span text:style-name="T174">nombre</text:span><text:span text:style-name="T175">,<text:s/></text:span><text:span text:style-name="T176">apellido</text:span><text:span text:style-name="T177">,<text:s/></text:span><text:span text:style-name="T178">edad</text:span><text:span text:style-name="T179">,<text:s/></text:span><text:span text:style-name="T180">genero</text:span><text:span text:style-name="T181">,<text:s/></text:span><text:span text:style-name="T182">intereses</text:span><text:span text:style-name="T183">){</text:span></text:p>
      <text:p text:style-name="P184"><text:span text:style-name="T185">       <text:s/></text:span><text:span text:style-name="T186">this</text:span><text:span text:style-name="T187">.name={nombre,apellido};</text:span></text:p>
      <text:p text:style-name="P188"><text:span text:style-name="T189">       <text:s/></text:span><text:span text:style-name="T190">this</text:span><text:span text:style-name="T191">.edad= edad;</text:span></text:p>
      <text:p text:style-name="P192"><text:span text:style-name="T193">       <text:s/></text:span><text:span text:style-name="T194">this</text:span><text:span text:style-name="T195">.genero=genero;</text:span></text:p>
      <text:p text:style-name="P196"><text:span text:style-name="T197">       <text:s/></text:span><text:span text:style-name="T198">this</text:span><text:span text:style-name="T199">.intereses=intereses;</text:span></text:p>
      <text:p text:style-name="P200"><text:span text:style-name="T201">       <text:s/></text:span><text:span text:style-name="T202">persona</text:span><text:span text:style-name="T203">.</text:span><text:span text:style-name="T204">prototype</text:span><text:span text:style-name="T205">.</text:span><text:span text:style-name="T206">saludar</text:span><text:span text:style-name="T207">=</text:span><text:span text:style-name="T208">function</text:span><text:span text:style-name="T209"><text:s/>(){</text:span><text:span text:style-name="T210">alert</text:span><text:span text:style-name="T211">(</text:span><text:span text:style-name="T212">'Hola '</text:span><text:span text:style-name="T213">+</text:span><text:span text:style-name="T214">this</text:span><text:span text:style-name="T215">.</text:span><text:span text:style-name="T216">name</text:span><text:span text:style-name="T217">.nombre);}</text:span></text:p>
      <text:p text:style-name="P218">    }</text:p>
      <text:p text:style-name="Standard"/>
      <text:p text:style-name="P219">HERENCIA</text:p>
      <text:p text:style-name="Standard">Cuando un objeto es creado a partir de otro, este obtendrá los valores asignados a su padre.</text:p>
      <text:p text:style-name="P220"><text:span text:style-name="T221">const</text:span><text:span text:style-name="T222"><text:s/></text:span><text:span text:style-name="T223">parent</text:span><text:span text:style-name="T224">={</text:span></text:p>
      <text:p text:style-name="P225"><text:span text:style-name="T226">        val:</text:span><text:span text:style-name="T227">42</text:span><text:span text:style-name="T228">,</text:span></text:p>
      <text:p text:style-name="P229"><text:span text:style-name="T230">       <text:s/></text:span><text:span text:style-name="T231">get</text:span><text:span text:style-name="T232">:</text:span><text:span text:style-name="T233">function</text:span><text:span text:style-name="T234">(){</text:span></text:p>
      <text:p text:style-name="P235"><text:span text:style-name="T236">           <text:s/></text:span><text:span text:style-name="T237">return</text:span><text:span text:style-name="T238"><text:s/></text:span><text:span text:style-name="T239">this</text:span><text:span text:style-name="T240">.val;</text:span></text:p>
      <text:p text:style-name="P241">        }</text:p>
      <text:p text:style-name="P242">    }</text:p>
      <text:p text:style-name="P243"><text:span text:style-name="T244">   <text:s/></text:span><text:span text:style-name="T245">var</text:span><text:span text:style-name="T246"><text:s/>child=</text:span><text:span text:style-name="T247">Object</text:span><text:span text:style-name="T248">.</text:span><text:span text:style-name="T249">create</text:span><text:span text:style-name="T250">(parent);</text:span></text:p>
      <text:p text:style-name="P251"/>
      <text:soft-page-break/>
      <text:p text:style-name="Normal">En esta unidad he aprendido bastantes cosas, pero sobre todo después de las vacaciones de navidades he podido comprobar que conceptos de unidades anteriores no tengo bien afianzados, me ha servido para ponerme a repasar todo el contenido hasta ahora para ir mas fluido.<text:s/></text:p>
      <text:p text:style-name="Normal">De esta unidad me llevo aprendidos los objetos, los arrays y las funciones definidas por el usuario, aun tengo que repasarlo mas pero estoy cómodo con esos elementos, necesito mucho mas repaso en herencias, prototype (no termino de entender la utilidad o el para que lo usamos) y el foreach necesito usarlo mas a menudo, sigo recurriendo al<text:s/><text:span text:style-name="T252">for</text:span>. Por el resto, me ha parecido bastante mejor la dinámica aunque se mezclan ya bastante los conceptos con JQUERY, también he visto algunos operadores especial de REACT ya que facilitan bastante la interacción con ciertos elementos como array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es" style:country-asian="ES" style:language-complex="ar" style:country-complex="SA" fo:hyphenate="true"/>
    </style:style>
    <style:style style:name="Sinespaciado" style:display-name="Sin espaciado"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aquin Garcia Jimenez</dc:creator>
    <meta:creation-date>2022-01-19T19:04:00Z</meta:creation-date>
    <dc:date>2022-01-20T19:33:00Z</dc:date>
    <meta:template xlink:href="Normal.dotm" xlink:type="simple"/>
    <meta:editing-cycles>4</meta:editing-cycles>
    <meta:editing-duration>PT8340S</meta:editing-duration>
    <meta:document-statistic meta:page-count="3" meta:paragraph-count="7" meta:word-count="603" meta:character-count="3917" meta:row-count="27" meta:non-whitespace-character-count="3321"/>
  </office:meta>
</office:document-meta>
</file>